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54.24mm"/>
    </style:style>
    <style:style style:name="co3" style:family="table-column">
      <style:table-column-properties fo:break-before="auto" style:column-width="51.8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13mm" fo:break-before="auto" style:use-optimal-row-height="true"/>
    </style:style>
    <style:style style:name="ro3" style:family="table-row">
      <style:table-row-properties style:row-height="5.34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fo:background-color="#bdd7ee" style:diagonal-bl-tr="none" style:diagonal-tl-br="none" fo:border-left="1.76pt solid #000000" fo:border-right="1.76pt solid #000000" style:rotation-align="none" fo:border-top="1.76pt solid #000000"/>
    </style:style>
    <style:style style:name="ce3" style:family="table-cell" style:parent-style-name="Default">
      <style:table-cell-properties fo:border-bottom="0.74pt solid #000000" fo:background-color="#bdd7ee" style:diagonal-bl-tr="none" style:diagonal-tl-br="none" fo:border-left="1.76pt solid #000000" fo:border-right="1.76pt solid #000000" style:rotation-align="none" fo:border-top="0.74pt solid #000000"/>
    </style:style>
    <style:style style:name="ce4" style:family="table-cell" style:parent-style-name="Default">
      <style:table-cell-properties fo:border-bottom="1.76pt solid #000000" fo:background-color="#bdd7ee" style:diagonal-bl-tr="none" style:diagonal-tl-br="none" fo:border-left="1.76pt solid #000000" fo:border-right="1.76pt solid #000000" style:rotation-align="none" fo:border-top="0.74pt solid #000000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fe699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aadcf7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c254d2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a9d18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cc99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</style:style>
    <style:style style:name="ce16" style:family="table-cell" style:parent-style-name="Default">
      <style:table-cell-properties fo:border-bottom="none" fo:background-color="#c5e0b4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f4b183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e699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c9c9c9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c254d2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aadcf7" fo:border-left="0.06pt solid #000000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1" table:number-columns-repeated="1019" table:default-cell-style-name="ce5"/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/>
          <table:table-cell table:style-name="ce16" office:value-type="string" calcext:value-type="string">
            <text:p>ETH</text:p>
          </table:table-cell>
          <table:table-cell table:number-columns-repeated="102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RX1</text:p>
          </table:table-cell>
          <table:table-cell/>
          <table:table-cell table:style-name="ce17" office:value-type="string" calcext:value-type="string">
            <text:p>ENCODER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X1</text:p>
          </table:table-cell>
          <table:table-cell/>
          <table:table-cell table:style-name="ce18" office:value-type="string" calcext:value-type="string">
            <text:p>MOTEUR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DIR_G</text:p>
          </table:table-cell>
          <table:table-cell/>
          <table:table-cell table:style-name="ce19" office:value-type="string" calcext:value-type="string">
            <text:p>CAPTEUR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PWM_G</text:p>
          </table:table-cell>
          <table:table-cell/>
          <table:table-cell table:style-name="ce20" office:value-type="string" calcext:value-type="string">
            <text:p>POMPE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DIR_D</text:p>
          </table:table-cell>
          <table:table-cell/>
          <table:table-cell table:style-name="ce21" office:value-type="string" calcext:value-type="string">
            <text:p>E_VANNES</text:p>
          </table:table-cell>
          <table:table-cell table:number-columns-repeated="102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WM_D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0" office:value-type="string" calcext:value-type="string">
            <text:p>EV_AV</text:p>
          </table:table-cell>
          <table:table-cell table:number-columns-repeated="10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EV_AR</text:p>
          </table:table-cell>
          <table:table-cell table:number-columns-repeated="102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1" office:value-type="string" calcext:value-type="string">
            <text:p>POMPE</text:p>
          </table:table-cell>
          <table:table-cell table:number-columns-repeated="102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SS</text:p>
          </table:table-cell>
          <table:table-cell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MOSI</text:p>
          </table:table-cell>
          <table:table-cell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MISO</text:p>
          </table:table-cell>
          <table:table-cell table:number-columns-repeated="102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2" office:value-type="string" calcext:value-type="string">
            <text:p>SCK</text:p>
          </table:table-cell>
          <table:table-cell table:number-columns-repeated="1022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2" office:value-type="string" calcext:value-type="string">
            <text:p>RST</text:p>
          </table:table-cell>
          <table:table-cell table:number-columns-repeated="102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2" office:value-type="string" calcext:value-type="string">
            <text:p>PWD</text:p>
          </table:table-cell>
          <table:table-cell table:number-columns-repeated="102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13" office:value-type="string" calcext:value-type="string">
            <text:p>B_RIGH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13" office:value-type="string" calcext:value-type="string">
            <text:p>A_RIGH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13" office:value-type="string" calcext:value-type="string">
            <text:p>B_LEFT_ENCODER</text:p>
          </table:table-cell>
          <table:table-cell table:number-columns-repeated="102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13" office:value-type="string" calcext:value-type="string">
            <text:p>A_LEFT_ENCODER</text:p>
          </table:table-cell>
          <table:table-cell table:number-columns-repeated="102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14"/>
          <table:table-cell table:number-columns-repeated="102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7"/>
          <table:table-cell table:number-columns-repeated="1022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15"/>
          <table:table-cell table:number-columns-repeated="1022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1">00/00/0000</text:date>, <text:time style:data-style-name="N2" text:time-value="15:22:50.344227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dc:language>fr-FR</dc:language>
    <dc:date>2018-02-01T17:27:14.287252576</dc:date>
    <meta:editing-cycles>7</meta:editing-cycles>
    <meta:editing-duration>PT25M33S</meta:editing-duration>
    <meta:generator>LibreOffice/5.2.7.2$Linux_X86_64 LibreOffice_project/20m0$Build-2</meta:generator>
    <dc:creator>trotFunky </dc:creator>
    <meta:document-statistic meta:table-count="1" meta:cell-count="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